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padding="0.0193in" fo:border="0.0008in solid #d9d9e3"/>
    </style:style>
    <style:style style:name="P2" style:family="paragraph" style:parent-style-name="Text_20_body" style:list-style-name="L1">
      <style:paragraph-properties fo:padding="0.0193in" fo:border="0.0008in solid #d9d9e3"/>
    </style:style>
    <style:style style:name="P3" style:family="paragraph" style:parent-style-name="Text_20_body" style:list-style-name="L2">
      <style:paragraph-properties fo:padding="0.0193in" fo:border="0.0008in solid #d9d9e3"/>
    </style:style>
    <style:style style:name="P4" style:family="paragraph" style:parent-style-name="Text_20_body" style:list-style-name="L3">
      <style:paragraph-properties fo:padding="0.0193in" fo:border="0.0008in solid #d9d9e3"/>
    </style:style>
    <style:style style:name="P5" style:family="paragraph" style:parent-style-name="Text_20_body" style:list-style-name="L4">
      <style:paragraph-properties fo:padding="0.0193in" fo:border="0.0008in solid #d9d9e3"/>
    </style:style>
    <style:style style:name="P6" style:family="paragraph" style:parent-style-name="Text_20_body" style:list-style-name="L5">
      <style:paragraph-properties fo:padding="0.0193in" fo:border="0.0008in solid #d9d9e3"/>
    </style:style>
    <style:style style:name="P7" style:family="paragraph" style:parent-style-name="Text_20_body" style:list-style-name="L1">
      <style:paragraph-properties fo:margin-top="0in" fo:margin-bottom="0in" fo:padding="0.0193in" fo:border="0.0008in solid #d9d9e3"/>
    </style:style>
    <style:style style:name="P8" style:family="paragraph" style:parent-style-name="Text_20_body" style:list-style-name="L2">
      <style:paragraph-properties fo:margin-top="0in" fo:margin-bottom="0in" fo:padding="0.0193in" fo:border="0.0008in solid #d9d9e3"/>
    </style:style>
    <style:style style:name="P9" style:family="paragraph" style:parent-style-name="Text_20_body" style:list-style-name="L3">
      <style:paragraph-properties fo:margin-top="0in" fo:margin-bottom="0in" fo:padding="0.0193in" fo:border="0.0008in solid #d9d9e3"/>
    </style:style>
    <style:style style:name="P10" style:family="paragraph" style:parent-style-name="Text_20_body" style:list-style-name="L4">
      <style:paragraph-properties fo:margin-top="0in" fo:margin-bottom="0in" fo:padding="0.0193in" fo:border="0.0008in solid #d9d9e3"/>
    </style:style>
    <style:style style:name="P11" style:family="paragraph" style:parent-style-name="Text_20_body" style:list-style-name="L5">
      <style:paragraph-properties fo:margin-top="0in" fo:margin-bottom="0in" fo:padding="0.0193in" fo:border="0.0008in solid #d9d9e3"/>
    </style:style>
    <style:style style:name="P12" style:family="paragraph" style:parent-style-name="Standard">
      <style:paragraph-properties style:line-height-at-least="0.198in"/>
      <style:text-properties fo:color="#cccccc" style:font-name="Consolas" fo:font-size="10.5pt" fo:font-weight="normal" fo:background-color="#1f1f1f"/>
    </style:style>
    <style:style style:name="P13" style:family="paragraph" style:parent-style-name="Standard">
      <style:paragraph-properties style:line-height-at-least="0.198in"/>
      <style:text-properties fo:color="#cccccc" fo:background-color="#1f1f1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569cd6"/>
    </style:style>
    <style:style style:name="T3" style:family="text">
      <style:text-properties fo:color="#569cd6" style:font-name="Consolas" fo:font-size="10.5pt" fo:font-weight="normal"/>
    </style:style>
    <style:style style:name="T4" style:family="text">
      <style:text-properties fo:color="#dcdcaa"/>
    </style:style>
    <style:style style:name="T5" style:family="text">
      <style:text-properties fo:color="#dcdcaa" style:font-name="Consolas" fo:font-size="10.5pt" fo:font-weight="normal"/>
    </style:style>
    <style:style style:name="T6" style:family="text">
      <style:text-properties fo:color="#dcdcaa" style:font-name="Consolas" fo:font-size="10.5pt" fo:language="en" fo:country="US" fo:font-weight="normal"/>
    </style:style>
    <style:style style:name="T7" style:family="text">
      <style:text-properties fo:color="#d4d4d4"/>
    </style:style>
    <style:style style:name="T8" style:family="text">
      <style:text-properties fo:color="#d4d4d4" style:font-name="Consolas" fo:font-size="10.5pt" fo:font-weight="normal"/>
    </style:style>
    <style:style style:name="T9" style:family="text">
      <style:text-properties style:font-name="Consolas" fo:font-size="10.5pt" fo:font-weight="normal"/>
    </style:style>
    <style:style style:name="T10" style:family="text">
      <style:text-properties fo:color="#4fc1ff" style:font-name="Consolas" fo:font-size="10.5pt" fo:font-weight="normal"/>
    </style:style>
    <style:style style:name="T11" style:family="text">
      <style:text-properties fo:color="#4fc1ff" style:font-name="Consolas" fo:font-size="10.5pt" fo:language="en" fo:country="US" fo:font-weight="normal"/>
    </style:style>
    <style:style style:name="T12" style:family="text">
      <style:text-properties fo:color="#c586c0" style:font-name="Consolas" fo:font-size="10.5pt" fo:font-weight="normal"/>
    </style:style>
    <style:style style:name="T13" style:family="text">
      <style:text-properties fo:color="#ce9178" style:font-name="Consolas" fo:font-size="10.5pt" fo:font-weight="normal"/>
    </style:style>
    <style:style style:name="T14" style:family="text">
      <style:text-properties fo:color="#9cdcfe" style:font-name="Consolas" fo:font-size="10.5pt" fo:font-weight="normal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 text:start-value="5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 text:start-value="10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 text:start-value="22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52745372867254976" text:style-name="L1">
        <text:list-item>
          <text:p text:style-name="P2"><text:span text:style-name="Strong_20_Emphasis"><text:line-break/>Разница между </text:span><text:span text:style-name="Strong_20_Emphasis"><text:span text:style-name="Source_20_Text">localStorage</text:span></text:span><text:span text:style-name="Strong_20_Emphasis"> и </text:span><text:span text:style-name="Strong_20_Emphasis"><text:span text:style-name="Source_20_Text">sessionStorage</text:span></text:span><text:span text:style-name="Strong_20_Emphasis">?</text:span></text:p>
          <text:list>
            <text:list-item>
              <text:p text:style-name="P7"><text:span text:style-name="Source_20_Text">localStorage</text:span> хранит данные без ограничения по времени, пока их не удалит пользователь. <text:span text:style-name="Source_20_Text">sessionStorage</text:span> хранит данные только в течение сессии браузера и удаляет их при закрытии вкладки или окна.</text:p>
            </text:list-item>
          </text:list>
        </text:list-item>
        <text:list-item>
          <text:p text:style-name="P2"><text:span text:style-name="Strong_20_Emphasis">Разница между cookies и storage?</text:span></text:p>
          <text:list>
            <text:list-item>
              <text:p text:style-name="P7">Cookies - это данные, отправляемые сервером и хранящиеся на стороне клиента, которые отправляются с каждым запросом к серверу. Storage (localStorage и sessionStorage) - это данные, хранящиеся на стороне клиента, но не отправляющиеся автоматически с каждым запросом.</text:p>
            </text:list-item>
          </text:list>
        </text:list-item>
        <text:list-item>
          <text:p text:style-name="P2"><text:span text:style-name="Strong_20_Emphasis">В каких случаях лучше использовать cookies?</text:span></text:p>
          <text:list>
            <text:list-item>
              <text:p text:style-name="P7">Cookies часто используются для хранения небольших объемов данных, таких как сессионные идентификаторы, которые нужны при каждом запросе к серверу.</text:p>
            </text:list-item>
          </text:list>
        </text:list-item>
        <text:list-item>
          <text:p text:style-name="P2"><text:span text:style-name="Strong_20_Emphasis">Какой объем данных хранится в </text:span><text:span text:style-name="Strong_20_Emphasis"><text:span text:style-name="Source_20_Text">localStorage</text:span></text:span><text:span text:style-name="Strong_20_Emphasis">?</text:span></text:p>
          <text:list>
            <text:list-item>
              <text:p text:style-name="P2"><text:span text:style-name="Source_20_Text">localStorage</text:span> позволяет хранить данные до 5-10 МБ на домен, в зависимости от браузера.</text:p>
            </text:list-item>
          </text:list>
        </text:list-item>
      </text:list>
      <text:p text:style-name="Horizontal_20_Line"/>
      <text:list xml:id="list5248437508246227828" text:style-name="L2">
        <text:list-item>
          <text:p text:style-name="P3"><text:span text:style-name="Strong_20_Emphasis">Результат </text:span><text:span text:style-name="Strong_20_Emphasis"><text:span text:style-name="Source_20_Text">const obj = {a:1}; String(obj);</text:span></text:span><text:span text:style-name="Strong_20_Emphasis">?</text:span></text:p>
          <text:list>
            <text:list-item>
              <text:p text:style-name="P8"><text:span text:style-name="Source_20_Text">[object Object]</text:span>.</text:p>
            </text:list-item>
          </text:list>
        </text:list-item>
        <text:list-item>
          <text:p text:style-name="P3"><text:span text:style-name="Strong_20_Emphasis">Как можно осуществить глубокое копирование объекта?</text:span></text:p>
          <text:list>
            <text:list-item>
              <text:p text:style-name="P8">С использованием <text:span text:style-name="Source_20_Text">JSON.parse(JSON.stringify(obj))</text:span> или библиотек для клонирования объектов.</text:p>
            </text:list-item>
          </text:list>
        </text:list-item>
        <text:list-item>
          <text:p text:style-name="P3"><text:span text:style-name="Strong_20_Emphasis">Что делает </text:span><text:span text:style-name="Strong_20_Emphasis"><text:span text:style-name="Source_20_Text">JSON.parse()</text:span></text:span><text:span text:style-name="Strong_20_Emphasis">?</text:span></text:p>
          <text:list>
            <text:list-item>
              <text:p text:style-name="P8">Преобразует строку JSON в объект JavaScript.</text:p>
            </text:list-item>
          </text:list>
        </text:list-item>
        <text:list-item>
          <text:p text:style-name="P3"><text:span text:style-name="Strong_20_Emphasis">Как конвертировать объект в JSON?</text:span></text:p>
          <text:list>
            <text:list-item>
              <text:p text:style-name="P8">С использованием <text:span text:style-name="Source_20_Text">JSON.stringify(obj)</text:span>.</text:p>
            </text:list-item>
          </text:list>
        </text:list-item>
        <text:list-item>
          <text:p text:style-name="P3"><text:span text:style-name="Strong_20_Emphasis">Для каких типов данных применяется </text:span><text:span text:style-name="Strong_20_Emphasis"><text:span text:style-name="Source_20_Text">JSON.stringify</text:span></text:span><text:span text:style-name="Strong_20_Emphasis">?</text:span></text:p>
          <text:list>
            <text:list-item>
              <text:p text:style-name="P3">Применяется для преобразования объектов, массивов, строк, чисел, логических значений и <text:span text:style-name="Source_20_Text">null</text:span> в формат JSON.</text:p>
            </text:list-item>
          </text:list>
        </text:list-item>
      </text:list>
      <text:p text:style-name="Horizontal_20_Line"/>
      <text:list xml:id="list8791973619431040536" text:style-name="L3">
        <text:list-item>
          <text:p text:style-name="P4"><text:span text:style-name="Strong_20_Emphasis">Что такое event loop? Опишите, как он работает?</text:span></text:p>
          <text:list>
            <text:list-item>
              <text:p text:style-name="P9"><text:span text:style-name="Strong_20_Emphasis">Ответ:</text:span> Event Loop - это механизм, обеспечивающий асинхронную обработку событий в JavaScript. Он работает по принципу постоянного цикла, который ожидает и обрабатывает события. В каждой итерации цикла проверяется стек вызовов и очередь событий. Если стек вызовов пуст и в очереди событий есть задачи, они выполняются.</text:p>
            </text:list-item>
          </text:list>
        </text:list-item>
        <text:list-item>
          <text:p text:style-name="P4"><text:span text:style-name="Strong_20_Emphasis">JavaScript это асинхронный язык?</text:span></text:p>
          <text:list>
            <text:list-item>
              <text:p text:style-name="P9"><text:span text:style-name="Strong_20_Emphasis">Ответ:</text:span> Да, JavaScript является асинхронным языком программирования.</text:p>
            </text:list-item>
          </text:list>
        </text:list-item>
        <text:list-item>
          <text:p text:style-name="P4"><text:soft-page-break/><text:span text:style-name="Strong_20_Emphasis">В чем отличие микротасок от макротасок?</text:span></text:p>
          <text:list>
            <text:list-item>
              <text:p text:style-name="P9"><text:span text:style-name="Strong_20_Emphasis">Ответ:</text:span> Микротаски (microtasks) - это задачи, выполняемые в конце каждого цикла event loop. Макротаски (macrotasks) - это задачи, добавленные в очередь событий, которые выполняются после микротасок.</text:p>
            </text:list-item>
          </text:list>
        </text:list-item>
        <text:list-item>
          <text:p text:style-name="P4"><text:span text:style-name="Strong_20_Emphasis">Что такое Promise?</text:span></text:p>
          <text:list>
            <text:list-item>
              <text:p text:style-name="P9"><text:span text:style-name="Strong_20_Emphasis">Ответ:</text:span> Promise - это объект, представляющий результат выполнения асинхронной операции. Он может находиться в трех состояниях: ожидание (pending), выполнено (fulfilled) или отклонено (rejected).</text:p>
            </text:list-item>
          </text:list>
        </text:list-item>
        <text:list-item>
          <text:p text:style-name="P4"><text:span text:style-name="Strong_20_Emphasis">Какие состояния бывают у промиса?</text:span></text:p>
          <text:list>
            <text:list-item>
              <text:p text:style-name="P9"><text:span text:style-name="Source_20_Text">pending</text:span>, <text:span text:style-name="Source_20_Text">fulfilled</text:span>, <text:span text:style-name="Source_20_Text">rejected</text:span>.</text:p>
            </text:list-item>
          </text:list>
        </text:list-item>
        <text:list-item>
          <text:p text:style-name="P4"><text:span text:style-name="Strong_20_Emphasis">Что возвращает промис?</text:span></text:p>
          <text:list>
            <text:list-item>
              <text:p text:style-name="P9">Промис возвращает объект, представляющий результат выполнения асинхронной операции.</text:p>
            </text:list-item>
          </text:list>
        </text:list-item>
        <text:list-item>
          <text:p text:style-name="P4"><text:span text:style-name="Strong_20_Emphasis">Как называется функция, которая передается в </text:span><text:span text:style-name="Strong_20_Emphasis"><text:span text:style-name="Source_20_Text">new Promise()</text:span></text:span><text:span text:style-name="Strong_20_Emphasis">?</text:span></text:p>
          <text:list>
            <text:list-item>
              <text:p text:style-name="P9">Функция, передаваемая в <text:span text:style-name="Source_20_Text">new Promise()</text:span>, называется исполнитель (executor).</text:p>
            </text:list-item>
          </text:list>
        </text:list-item>
        <text:list-item>
          <text:p text:style-name="P4"><text:span text:style-name="Strong_20_Emphasis">В какое состояние приходит </text:span><text:span text:style-name="Strong_20_Emphasis"><text:span text:style-name="Source_20_Text">result</text:span></text:span><text:span text:style-name="Strong_20_Emphasis"> после успешной отработки промиса?</text:span></text:p>
          <text:list>
            <text:list-item>
              <text:p text:style-name="P9"><text:span text:style-name="Source_20_Text">fulfilled</text:span>.</text:p>
            </text:list-item>
          </text:list>
        </text:list-item>
        <text:list-item>
          <text:p text:style-name="P4"><text:span text:style-name="Strong_20_Emphasis">В какое состояние приходит </text:span><text:span text:style-name="Strong_20_Emphasis"><text:span text:style-name="Source_20_Text">result</text:span></text:span><text:span text:style-name="Strong_20_Emphasis"> после негативной отработки промиса?</text:span></text:p>
          <text:list>
            <text:list-item>
              <text:p text:style-name="P9"><text:span text:style-name="Source_20_Text">rejected</text:span>.</text:p>
            </text:list-item>
          </text:list>
        </text:list-item>
        <text:list-item>
          <text:p text:style-name="P4"><text:span text:style-name="Strong_20_Emphasis">Имеем ли мы прямой доступ к состоянию и результату промиса?</text:span></text:p>
          <text:list>
            <text:list-item>
              <text:p text:style-name="P9">Нет, промис предоставляет методы <text:span text:style-name="Source_20_Text">.then()</text:span> и <text:span text:style-name="Source_20_Text">.catch()</text:span> для обработки успешного выполнения и ошибок соответственно.</text:p>
            </text:list-item>
          </text:list>
        </text:list-item>
        <text:list-item>
          <text:p text:style-name="P4"><text:span text:style-name="Strong_20_Emphasis">Для чего используется </text:span><text:span text:style-name="Strong_20_Emphasis"><text:span text:style-name="Source_20_Text">Promise.all</text:span></text:span><text:span text:style-name="Strong_20_Emphasis">?</text:span></text:p>
          <text:list>
            <text:list-item>
              <text:p text:style-name="P9"><text:span text:style-name="Source_20_Text">Promise.all</text:span> используется для выполнения нескольких промисов параллельно и ожидания завершения всех.</text:p>
            </text:list-item>
          </text:list>
        </text:list-item>
        <text:list-item>
          <text:p text:style-name="P4"><text:span text:style-name="Strong_20_Emphasis">Разница между </text:span><text:span text:style-name="Strong_20_Emphasis"><text:span text:style-name="Source_20_Text">Promise.any()</text:span></text:span><text:span text:style-name="Strong_20_Emphasis"> и </text:span><text:span text:style-name="Strong_20_Emphasis"><text:span text:style-name="Source_20_Text">Promise.race()</text:span></text:span><text:span text:style-name="Strong_20_Emphasis">?</text:span></text:p>
          <text:list>
            <text:list-item>
              <text:p text:style-name="P4"><text:span text:style-name="Source_20_Text">Promise.any()</text:span> выполняется при выполнении хотя бы одного из промисов, а <text:span text:style-name="Source_20_Text">Promise.race()</text:span> при выполнении первого из промисов, независимо успешного или отклоненного.</text:p>
            </text:list-item>
          </text:list>
        </text:list-item>
      </text:list>
      <text:p text:style-name="Horizontal_20_Line"/>
      <text:list xml:id="list7444711351727506591" text:style-name="L4">
        <text:list-item>
          <text:p text:style-name="P5"><text:span text:style-name="Strong_20_Emphasis">Как вы можете описать технологию AJAX?</text:span></text:p>
          <text:list>
            <text:list-item>
              <text:p text:style-name="P10"><text:span text:style-name="Strong_20_Emphasis">Ответ:</text:span> AJAX (Asynchronous JavaScript and XML) - это технология, позволяющая асинхронно отправлять запросы к серверу и обновлять содержимое веб-страницы без перезагрузки страницы. Вместо XML сейчас часто используется JSON.</text:p>
            </text:list-item>
          </text:list>
        </text:list-item>
        <text:list-item>
          <text:p text:style-name="P5"><text:span text:style-name="Strong_20_Emphasis">Отличие GET запроса от POST?</text:span></text:p>
          <text:list>
            <text:list-item>
              <text:p text:style-name="P10">GET используется для получения данных с сервера, а POST - для отправки данных на сервер.</text:p>
            </text:list-item>
          </text:list>
        </text:list-item>
        <text:list-item>
          <text:p text:style-name="P5"><text:soft-page-break/><text:span text:style-name="Strong_20_Emphasis">Отличие PUT запроса от PATCH?</text:span></text:p>
          <text:list>
            <text:list-item>
              <text:p text:style-name="P10">PUT используется для полного обновления ресурса, а PATCH - для частичного обновления.</text:p>
            </text:list-item>
          </text:list>
        </text:list-item>
        <text:list-item>
          <text:p text:style-name="P5"><text:span text:style-name="Strong_20_Emphasis">Каким методом мы можем удалить данные с сервера?</text:span></text:p>
          <text:list>
            <text:list-item>
              <text:p text:style-name="P10">С использованием метода DELETE.</text:p>
            </text:list-item>
          </text:list>
        </text:list-item>
        <text:list-item>
          <text:p text:style-name="P5"><text:span text:style-name="Strong_20_Emphasis">Если запрос прошел успешно, с какой цифры будет начинаться код ответа?</text:span></text:p>
          <text:list>
            <text:list-item>
              <text:p text:style-name="P10">С 2 (например, 200 - OK).</text:p>
            </text:list-item>
          </text:list>
        </text:list-item>
        <text:list-item>
          <text:p text:style-name="P5"><text:span text:style-name="Strong_20_Emphasis">Если ошибка на стороне сервера, какой будет номер ошибки?</text:span></text:p>
          <text:list>
            <text:list-item>
              <text:p text:style-name="P10">С 5 (например, 500 - Internal Server Error).</text:p>
            </text:list-item>
          </text:list>
        </text:list-item>
        <text:list-item>
          <text:p text:style-name="P5"><text:span text:style-name="Strong_20_Emphasis">Если ошибка на стороне клиента, какой будет номер ошибки?</text:span></text:p>
          <text:list>
            <text:list-item>
              <text:p text:style-name="P10">С 4 (например, 404 - Not Found).</text:p>
            </text:list-item>
          </text:list>
        </text:list-item>
        <text:list-item>
          <text:p text:style-name="P5"><text:span text:style-name="Strong_20_Emphasis">Как правильно обрабатывать запрос с сервера в случае ошибки?</text:span></text:p>
          <text:list>
            <text:list-item>
              <text:p text:style-name="P10">С использованием методов <text:span text:style-name="Source_20_Text">.catch()</text:span> при работе с промисами или обработкой ошибок в блоке <text:span text:style-name="Source_20_Text">try-catch</text:span>.</text:p>
            </text:list-item>
          </text:list>
        </text:list-item>
        <text:list-item>
          <text:p text:style-name="P5"><text:span text:style-name="Strong_20_Emphasis">Что такое объект </text:span><text:span text:style-name="Strong_20_Emphasis"><text:span text:style-name="Source_20_Text">response</text:span></text:span><text:span text:style-name="Strong_20_Emphasis">?</text:span></text:p>
          <text:list>
            <text:list-item>
              <text:p text:style-name="P10"><text:span text:style-name="Source_20_Text">response</text:span> - это объект, представляющий ответ от сервера, содержащий статус, заголовки и тело ответа.</text:p>
            </text:list-item>
          </text:list>
        </text:list-item>
        <text:list-item>
          <text:p text:style-name="P5"><text:span text:style-name="Strong_20_Emphasis">Каким образом мы распарсим объект </text:span><text:span text:style-name="Strong_20_Emphasis"><text:span text:style-name="Source_20_Text">response</text:span></text:span><text:span text:style-name="Strong_20_Emphasis">?</text:span></text:p>
          <text:list>
            <text:list-item>
              <text:p text:style-name="P10">С использованием методов <text:span text:style-name="Source_20_Text">.json()</text:span>, <text:span text:style-name="Source_20_Text">.text()</text:span>, <text:span text:style-name="Source_20_Text">.blob()</text:span>, в зависимости от формата ответа.</text:p>
            </text:list-item>
          </text:list>
        </text:list-item>
        <text:list-item>
          <text:p text:style-name="P5"><text:span text:style-name="Strong_20_Emphasis">Какие типы данных мы можем отправить на сервер?</text:span></text:p>
          <text:list>
            <text:list-item>
              <text:p text:style-name="P10">Текст (<text:span text:style-name="Source_20_Text">text/plain</text:span>), JSON (<text:span text:style-name="Source_20_Text">application/json</text:span>), FormData, файлы и другие.</text:p>
            </text:list-item>
          </text:list>
        </text:list-item>
        <text:list-item>
          <text:p text:style-name="P5"><text:span text:style-name="Strong_20_Emphasis">Что такое CORS? Для чего он нужен?</text:span></text:p>
          <text:list>
            <text:list-item>
              <text:p text:style-name="P10">CORS (Cross-Origin Resource Sharing) - это механизм, позволяющий веб-странице запрашивать ресурсы с другого домена. Он предотвращает запросы с других источников, защищая таким образом от несанкционированных запросов.</text:p>
            </text:list-item>
          </text:list>
        </text:list-item>
        <text:list-item>
          <text:p text:style-name="P5"><text:span text:style-name="Strong_20_Emphasis">Что такое URL? Из чего он состоит?</text:span></text:p>
          <text:list>
            <text:list-item>
              <text:p text:style-name="P10">URL (Uniform Resource Locator) - это адрес ресурса в сети. Он состоит из протокола (<text:span text:style-name="Source_20_Text">http</text:span> или <text:span text:style-name="Source_20_Text">https</text:span>), доменного имени, пути к ресурсу, параметров запроса и фрагмента.</text:p>
            </text:list-item>
          </text:list>
        </text:list-item>
        <text:list-item>
          <text:p text:style-name="P5"><text:span text:style-name="Strong_20_Emphasis">Что такое search params в URL, как мы можем их получить?</text:span></text:p>
          <text:list>
            <text:list-item>
              <text:p text:style-name="P5"><text:span text:style-name="Source_20_Text">search params</text:span> - это часть URL, содержащая параметры запроса. Мы можем получить их с помощью объекта <text:span text:style-name="Source_20_Text">URLSearchParams</text:span> или метода <text:span text:style-name="Source_20_Text">URL</text:span> в браузере.</text:p>
            </text:list-item>
          </text:list>
        </text:list-item>
      </text:list>
      <text:p text:style-name="Standard"/>
      <text:p text:style-name="Standard"/>
      <text:p text:style-name="Standard"/>
      <text:p text:style-name="P1"><text:span text:style-name="Source_20_Text"><text:line-break/></text:span><text:soft-page-break/><text:span text:style-name="Source_20_Text"><text:span text:style-name="T1">async</text:span></text:span><text:span text:style-name="T1"> и </text:span><text:span text:style-name="Source_20_Text"><text:span text:style-name="T1">await</text:span></text:span><text:span text:style-name="T1"> - это ключевые слова в JavaScript, предназначенные для упрощения работы с асинхронным кодом и работы с промисами.</text:span></text:p>
      <text:list xml:id="list1365319514637248326" text:style-name="L5">
        <text:list-item>
          <text:p text:style-name="P6"><text:span text:style-name="Strong_20_Emphasis"><text:span text:style-name="Source_20_Text">async</text:span></text:span><text:span text:style-name="Strong_20_Emphasis">:</text:span></text:p>
          <text:list>
            <text:list-item>
              <text:p text:style-name="P11"><text:span text:style-name="Source_20_Text">async</text:span> используется в объявлении функции и указывает, что функция возвращает промис. Даже если функция возвращает немедленное значение, оно будет обернуто в промис.</text:p>
            </text:list-item>
            <text:list-item>
              <text:p text:style-name="P6">Внутри функции с ключевым словом <text:span text:style-name="Source_20_Text">async</text:span> можно использовать оператор <text:span text:style-name="Source_20_Text">await</text:span>, который приостанавливает выполнение функции до тех пор, пока промис, переданный в <text:span text:style-name="Source_20_Text">await</text:span>, не будет разрешен.</text:p>
            </text:list-item>
          </text:list>
        </text:list-item>
      </text:list>
      <text:p text:style-name="P12"><text:span text:style-name="T2">const</text:span> <text:span text:style-name="T4">gerUsers</text:span> <text:span text:style-name="T7">=</text:span> <text:span text:style-name="T2">async</text:span> () <text:span text:style-name="T2">=&gt;</text:span> {</text:p>
      <text:p text:style-name="P13">    <text:span text:style-name="T3">const</text:span><text:span text:style-name="T9"> </text:span><text:span text:style-name="T10">response</text:span><text:span text:style-name="T9"> </text:span><text:span text:style-name="T8">=</text:span><text:span text:style-name="T9"> </text:span><text:span text:style-name="T12">await</text:span><text:span text:style-name="T9"> </text:span><text:span text:style-name="T5">fetch</text:span><text:span text:style-name="T9">(</text:span><text:span text:style-name="T10">url</text:span><text:span text:style-name="T9"> </text:span><text:span text:style-name="T8">+</text:span><text:span text:style-name="T9"> </text:span><text:span text:style-name="T13">'/users/'</text:span><text:span text:style-name="T9">)</text:span></text:p>
      <text:p text:style-name="P13">    <text:span text:style-name="T3">const</text:span><text:span text:style-name="T9"> </text:span><text:span text:style-name="T11">d</text:span><text:span text:style-name="T10">ata</text:span><text:span text:style-name="T9"> </text:span><text:span text:style-name="T8">=</text:span><text:span text:style-name="T9"> </text:span><text:span text:style-name="T12">await</text:span><text:span text:style-name="T9"> </text:span><text:span text:style-name="T10">response</text:span><text:span text:style-name="T9">.</text:span><text:span text:style-name="T5">json</text:span><text:span text:style-name="T9">()</text:span></text:p>
      <text:p text:style-name="P13">    <text:span text:style-name="T14">console</text:span><text:span text:style-name="T9">.</text:span><text:span text:style-name="T5">log</text:span><text:span text:style-name="T9">(</text:span><text:span text:style-name="T11">d</text:span><text:span text:style-name="T10">ata</text:span><text:span text:style-name="T9">)</text:span></text:p>
      <text:p text:style-name="P12">}</text:p>
      <text:p text:style-name="Standard"/>
      <text:p text:style-name="P12"><text:span text:style-name="T2">const</text:span> <text:span text:style-name="T4">gethData</text:span> <text:span text:style-name="T7">=</text:span> () <text:span text:style-name="T2">=&gt;</text:span> {</text:p>
      <text:p text:style-name="P13">    <text:span text:style-name="T5">fetch</text:span><text:span text:style-name="T9">(</text:span><text:span text:style-name="T13">'https://jsonplaceholder.typicode.com/posts'</text:span><text:span text:style-name="T9">)</text:span></text:p>
      <text:p text:style-name="P13">        <text:span text:style-name="T9">.</text:span><text:span text:style-name="T5">then</text:span><text:span text:style-name="T9">(</text:span><text:span text:style-name="T14">response</text:span><text:span text:style-name="T9"> </text:span><text:span text:style-name="T3">=&gt;</text:span><text:span text:style-name="T9"> </text:span><text:span text:style-name="T14">response</text:span><text:span text:style-name="T9">.</text:span><text:span text:style-name="T5">json</text:span><text:span text:style-name="T9">())</text:span></text:p>
      <text:p text:style-name="P13">        <text:span text:style-name="T9">.</text:span><text:span text:style-name="T5">then</text:span><text:span text:style-name="T9">(</text:span><text:span text:style-name="T14">data</text:span><text:span text:style-name="T9"> </text:span><text:span text:style-name="T3">=&gt;</text:span><text:span text:style-name="T9"> </text:span><text:span text:style-name="T6">console.log</text:span><text:span text:style-name="T9">(</text:span><text:span text:style-name="T14">data</text:span><text:span text:style-name="T9">)</text:span></text:p>
      <text:p text:style-name="P13">        <text:span text:style-name="T9">)</text:span></text:p>
      <text:p text:style-name="P12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2M24S</meta:editing-duration>
    <meta:editing-cycles>8</meta:editing-cycles>
    <meta:generator>OpenOffice/4.1.14$Win32 OpenOffice.org_project/4114m1$Build-9811</meta:generator>
    <dc:date>2023-12-04T09:16:33.30</dc:date>
    <meta:document-statistic meta:table-count="0" meta:image-count="0" meta:object-count="0" meta:page-count="4" meta:paragraph-count="85" meta:word-count="901" meta:character-count="6162"/>
    <meta:user-defined meta:name="Info 1"/>
    <meta:user-defined meta:name="Info 2"/>
    <meta:user-defined meta:name="Info 3"/>
    <meta:user-defined meta:name="Info 4"/>
  </office:meta>
</office:document-meta>
</file>